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4d9d" officeooo:paragraph-rsid="001e4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08T01:22:56.643000000</meta:creation-date>
    <dc:date>2023-02-11T03:16:46.758000000</dc:date>
    <meta:editing-duration>P3DT1H43M40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